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paragraph-properties fo:break-before="page"/>
    </style:style>
    <style:style style:name="P10" style:family="paragraph" style:parent-style-name="Text_20_body"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paragraph-properties fo:text-align="start" style:justify-single-word="false"/>
    </style:style>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Heading_20_3">
      <style:paragraph-properties fo:background-color="transparent">
        <style:background-image/>
      </style:paragraph-properties>
      <style:text-properties fo:background-color="transparent"/>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AHIER DES CHARGES : INTRO+ METADONNE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I.Objectifs rendu visuel (proposition)<text:tab/>2</text:p>
          <text:p text:style-name="P8">II.Métadonnées <text:tab/>3</text:p>
          <text:p text:style-name="P6">1)Édition et publication <text:tab/>3</text:p>
          <text:p text:style-name="P7">Identifiant unique d'une lettre<text:tab/>3</text:p>
          <text:p text:style-name="P7">mise à jour du fichier<text:tab/>3</text:p>
          <text:p text:style-name="P7">Principes et choix de transcription<text:tab/>3</text:p>
          <text:p text:style-name="P6">2)identification <text:s/><text:tab/>3</text:p>
          <text:p text:style-name="P6">3)description matérielle <text:tab/>4</text:p>
          <text:p text:style-name="P7">nature du document <text:tab/>4</text:p>
          <text:p text:style-name="P7">nombre de pages<text:tab/>4</text:p>
          <text:p text:style-name="P7">état de conservation document<text:tab/>4</text:p>
          <text:p text:style-name="P7">objets, pièces et documents joints<text:tab/>4</text:p>
          <text:p text:style-name="P6">4)résumé ou incipit<text:tab/>5</text:p>
          <text:p text:style-name="P6">5)événements et contextes de correspondance (correspDesc)<text:tab/>5</text:p>
          <text:p text:style-name="P7">Événement<text:tab/>5</text:p>
          <text:p text:style-name="P7">Informations se rapportant à un événement (expéditeur, destinataire...)<text:tab/>6</text:p>
          <text:p text:style-name="P7">contextes de correspondance (correspDesc)<text:tab/>7</text:p>
          <text:p text:style-name="P6">6)relations entre correspondants <text:tab/>7</text:p>
          <text:p text:style-name="P6">7)classification du document de correspondance <text:tab/>7</text:p>
        </text:index-body>
      </text:table-of-content>
      <text:p text:style-name="Standard"/>
      <text:p text:style-name="P9"/>
      <text:p text:style-name="Standard"/>
      <text:p text:style-name="P5">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1758187975623065208" text:style-name="L1">
        <text:list-item>
          <text:p text:style-name="P10">la mise à jour progressive des corpus par intégration de nouvelles lettres</text:p>
        </text:list-item>
        <text:list-item>
          <text:p text:style-name="P10">l'affichage d'une page de présentation d'un corpus de correspondances (présentation scientifique, statistiques, compteur de lettres)</text:p>
        </text:list-item>
        <text:list-item>
          <text:p text:style-name="P10">une visualisation de l'image et du texte d'un document </text:p>
        </text:list-item>
        <text:list-item>
          <text:p text:style-name="P10">l'identification de la lettre précédente et la lettre suivante</text:p>
        </text:list-item>
        <text:list-item>
          <text:p text:style-name="P10">l'identification de la lettre à laquelle la lettre encodée répond</text:p>
        </text:list-item>
        <text:list-item>
          <text:p text:style-name="P10">l'identification de la lettre qui répond à la lettre encodée </text:p>
        </text:list-item>
        <text:list-item>
          <text:p text:style-name="P10">de renvoyer vers une autre lettre référencée dans la lettre encodée</text:p>
        </text:list-item>
        <text:list-item>
          <text:p text:style-name="P10">de visualiser les notes ajoutées par les éditeurs</text:p>
        </text:list-item>
        <text:list-item>
          <text:p text:style-name="P10">une indexation par correspondant/expéditeur/destinataire</text:p>
        </text:list-item>
        <text:list-item>
          <text:p text:style-name="P10">une indexation par lieu d'expédition/de réception</text:p>
        </text:list-item>
        <text:list-item>
          <text:p text:style-name="P10">une indexation par lieu de conservation </text:p>
        </text:list-item>
        <text:list-item>
          <text:p text:style-name="P10">une indexation chronologique (ex : frise)</text:p>
        </text:list-item>
        <text:list-item>
          <text:p text:style-name="P10">une indexation thématique </text:p>
        </text:list-item>
        <text:list-item>
          <text:p text:style-name="P10">une indexation des entités nommées contenues dans le texte </text:p>
        </text:list-item>
        <text:list-item>
          <text:p text:style-name="P10">une visualisation sur carte </text:p>
        </text:list-item>
        <text:list-item>
          <text:p text:style-name="P10">une recherche plein texte</text:p>
        </text:list-item>
        <text:list-item>
          <text:p text:style-name="P10">une exploitation des données textuelles</text:p>
        </text:list-item>
      </text:list>
      <text:p text:style-name="Text_20_body"><text:soft-page-break/></text:p>
      <text:p text:style-name="Text_20_body"/>
      <text:p text:style-name="Standard"/>
      <text:h text:style-name="Heading_20_1" text:outline-level="1">Métadonnées </text:h>
      <text:p text:style-name="Standard"/>
      <text:p text:style-name="Standard"/>
      <text:p text:style-name="Standard"/>
      <text:h text:style-name="Heading_20_2" text:outline-level="2">Édition et publication </text:h>
      <text:p text:style-name="Standard"/>
      <text:p text:style-name="Standard"/>
      <text:p text:style-name="Standard">Pour le début du schéma, reprendre en partie : <text:span text:style-name="xmlc">&lt;titleStmt&gt;</text:span> , <text:span text:style-name="xmlc">&lt;editionStmt&gt;</text:span> et <text:span text:style-name="xmlc">&lt; publicationStmt&gt;</text:span> dans le <text:span text:style-name="xmlc">&lt;fileDesc&gt;</text:span> du TEI header Obvil.</text:p>
      <text:p text:style-name="Standard"/>
      <text:h text:style-name="Heading_20_3" text:outline-level="3">Identifiant unique d'une lettre</text:h>
      <text:p text:style-name="Standard"/>
      <text:p text:style-name="P1">/teiHeader/fileDesc/<text:span text:style-name="xmlc">publicationStmt/</text:span></text:p>
      <text:p text:style-name="Standard"/>
      <text:list xml:id="list2134119755905138551" text:style-name="L2">
        <text:list-item>
          <text:p text:style-name="P11"><text:span text:style-name="xmlc">&lt;idno&gt;</text:span> identifiant unique d'une lettre (url de la lettre)</text:p>
        </text:list-item>
      </text:list>
      <text:p text:style-name="Standard"/>
      <text:p text:style-name="Standard"/>
      <text:h text:style-name="Heading_20_3" text:outline-level="3">mise à jour du fichier</text:h>
      <text:p text:style-name="P1"/>
      <text:p text:style-name="P1">/teiHeader/revisionDesc/</text:p>
      <text:p text:style-name="P1"/>
      <text:p text:style-name="P1"/>
      <text:list xml:id="list6641506397446844050" text:style-name="L3">
        <text:list-item>
          <text:p text:style-name="P12"><text:span text:style-name="T1">&lt;change&gt; </text:span>permet de notifier les modifications effectuées sur la structure d'un fichier (ajout d'une balise, d'un attribut...)</text:p>
          <text:list>
            <text:list-item>
              <text:p text:style-name="P12"><text:span text:style-name="xmlc">@who</text:span> permet de dire qui a effectué la modification</text:p>
            </text:list-item>
            <text:list-item>
              <text:p text:style-name="P12"><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2647522690711988084" text:style-name="L4">
        <text:list-item>
          <text:p text:style-name="P13"><text:span text:style-name="T1"><text:s/></text:span><text:span text:style-name="T4">&lt;p&gt; </text:span>texte pour décrire des choix de transcription<text:span text:style-name="T1"> </text:span><text:s/></text:p>
        </text:list-item>
      </text:list>
      <text:p text:style-name="Standard"/>
      <text:p text:style-name="Standard"/>
      <text:p text:style-name="Standard"/>
      <text:p text:style-name="Standard"/>
      <text:p text:style-name="Standard"/>
      <text:p text:style-name="Standard"/>
      <text:h text:style-name="Heading_20_2" text:outline-level="2"><text:soft-page-break/>identification <text:s/></text:h>
      <text:p text:style-name="Standard"/>
      <text:p text:style-name="Standard"/>
      <text:p text:style-name="Standard"/>
      <text:p text:style-name="P1">/teiHeader/fileDesc/sourceDesc/msDesc/msIdentifier</text:p>
      <text:p text:style-name="Standard"/>
      <text:p text:style-name="Standard"/>
      <text:p text:style-name="P2"/>
      <text:list xml:id="list3017898854528148863" text:style-name="L5">
        <text:list-item>
          <text:p text:style-name="P14"><text:span text:style-name="T2">&lt;country&gt; </text:span>pays de conservation du document </text:p>
        </text:list-item>
        <text:list-item>
          <text:p text:style-name="P14"><text:span text:style-name="T2">&lt;settlement&gt; </text:span>ville de conservation du document </text:p>
        </text:list-item>
        <text:list-item>
          <text:p text:style-name="P14"><text:span text:style-name="T1">&lt;institution&gt; </text:span>lieu de conservation du document (université ou bibliothèque)</text:p>
        </text:list-item>
        <text:list-item>
          <text:p text:style-name="P14"><text:span text:style-name="xmlc">&lt;repository&gt;</text:span> département de conservation [obligatoire]</text:p>
        </text:list-item>
        <text:list-item>
          <text:p text:style-name="P14"><text:span text:style-name="xmlc">&lt;collection&gt;</text:span> nom de la collection </text:p>
        </text:list-item>
        <text:list-item>
          <text:p text:style-name="P14"><text:span text:style-name="xmlc">&lt;idno&gt;</text:span> référence ou cote du document </text:p>
          <text:list>
            <text:list-item>
              <text:p text:style-name="P14"><text:span text:style-name="xmlc">@type </text:span>pour <text:s/>préciser le type ou la nature de la référence (ex. Kalliope)</text:p>
            </text:list-item>
          </text:list>
        </text:list-item>
      </text:list>
      <text:p text:style-name="Standard"/>
      <text:p text:style-name="Standard"/>
      <text:p text:style-name="Standard"/>
      <text:h text:style-name="Heading_20_2" text:outline-level="2">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8186312121446537471" text:style-name="L6">
        <text:list-item>
          <text:p text:style-name="P15"><text:span text:style-name="xmlc">&lt;objectDesc&gt; </text:span>permet de renseigner des détails sur la matérialité du document de correspondance </text:p>
          <text:list>
            <text:list-item>
              <text:p text:style-name="P15"><text:span text:style-name="xmlc">@form</text:span> <text:s/>pour préciser la forme principale du document de correspondance </text:p>
              <text:list>
                <text:list-item>
                  <text:p text:style-name="P15">valeurs possibles : <text:span text:style-name="xmlc">"letter"| "telegram "| "note" | " postcard "</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5950975402275510602" text:style-name="L7">
        <text:list-item>
          <text:p text:style-name="P16"><text:span text:style-name="xmlc">&lt;measure&gt;</text:span> [obligatoire] permet de renseigner le nombre de pages</text:p>
          <text:list>
            <text:list-item>
              <text:p text:style-name="P16"><text:span text:style-name="xmlc">@type</text:span> [obligatoire] type de mesure</text:p>
              <text:list>
                <text:list-item>
                  <text:p text:style-name="P16">valeur possible:<text:span text:style-name="xmlc"> " page "</text:span></text:p>
                </text:list-item>
              </text:list>
            </text:list-item>
          </text:list>
        </text:list-item>
      </text:list>
      <text:p text:style-name="Standard"/>
      <text:p text:style-name="Standard"/>
      <text:p text:style-name="Standard"/>
      <text:p text:style-name="Standard"/>
      <text:p text:style-name="Standard"/>
      <text:h text:style-name="P30" text:outline-level="3"><text:soft-page-break/>état de conservation document</text:h>
      <text:p text:style-name="Standard"/>
      <text:p text:style-name="P1">/teiHeader/fileDesc/sourceDesc/msDesc/physicDesc/objectDesc/supportDesc/</text:p>
      <text:p text:style-name="P1"/>
      <text:list xml:id="list7061374641770502706" text:style-name="L8">
        <text:list-item>
          <text:p text:style-name="P17"><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iHeader/fileDesc/sourceDesc/msDesc/physicDesc/</text:p>
      <text:p text:style-name="P1"/>
      <text:list xml:id="list9102989065922842864" text:style-name="L9">
        <text:list-item>
          <text:p text:style-name="P18"><text:span text:style-name="T1">&lt;accMat&gt; </text:span>permet de décrire en texte libre la ou les pièces jointes à une lettre</text:p>
        </text:list-item>
      </text:list>
      <text:p text:style-name="Standard"/>
      <text:p text:style-name="P3"/>
      <text:p text:style-name="Standard"/>
      <text:h text:style-name="Heading_20_2" text:outline-level="2">résumé ou incipit</text:h>
      <text:p text:style-name="Standard"/>
      <text:p text:style-name="Standard"/>
      <text:p text:style-name="P4"><text:span text:style-name="xml">/teiHeader/fileDesc/sourceDesc/msDesc/msContents/</text:span></text:p>
      <text:p text:style-name="P4"/>
      <text:list xml:id="list8456285350990829696" text:style-name="L10">
        <text:list-item>
          <text:p text:style-name="P19"><text:span text:style-name="xmlc">&lt;summary&gt;</text:span> permet d'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5169522749980516211" text:style-name="L11">
        <text:list-item>
          <text:p text:style-name="P20"><text:span text:style-name="xmlc">&lt;incipit&gt;</text:span> permet de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P1">/teiHeader/fileDesc/profileDesc/</text:p>
      <text:p text:style-name="Standard"/>
      <text:list xml:id="list4181705912091774487" text:style-name="L12">
        <text:list-item>
          <text:p text:style-name="P21"><text:span text:style-name="xmlc">&lt;correspDesc&gt;</text:span> [obligatoire] décrit le(s) événement(s) de correspondance d'un document </text:p>
          <text:list>
            <text:list-item>
              <text:p text:style-name="P21"><text:span text:style-name="xmlc">@ref</text:span> [obligatoire] référence vers l'URI de la lettre </text:p>
              <text:p text:style-name="P21"/>
            </text:list-item>
          </text:list>
        </text:list-item>
      </text:list>
      <text:p text:style-name="Standard">L'URI est l'identifiant unique de la lettre, il est également renseigné dans le header (cf <text:span text:style-name="xmlc">&lt;idno&gt;</text:span> dans <text:span text:style-name="xmlc">&lt;publicationStmt&gt;</text:span>)</text:p>
      <text:p text:style-name="Standard"/>
      <text:p text:style-name="Standard"/>
      <text:p text:style-name="P1">/teiHeader/fileDesc/profileDesc/correspDesc/ <text:s/></text:p>
      <text:p text:style-name="P1"/>
      <text:p text:style-name="P1"/>
      <text:list xml:id="list79627157946833175" text:style-name="L13">
        <text:list-item>
          <text:p text:style-name="P22"><text:span text:style-name="T1">&lt;correspAction&gt; </text:span>[obligatoire] définit les métadonnées d'un événement de correspondance </text:p>
          <text:list>
            <text:list-item>
              <text:p text:style-name="P22"><text:soft-page-break/><text:span text:style-name="xmlc">@type</text:span> [obligatoire] définit l'action</text:p>
              <text:list>
                <text:list-item>
                  <text:p text:style-name="P22">valeurs possibles: </text:p>
                  <text:list>
                    <text:list-header>
                      <text:p text:style-name="P22">-<text:span text:style-name="xmlc">" sent "</text:span> pour une expédition </text:p>
                      <text:p text:style-name="P22">-<text:span text:style-name="xmlc">"</text:span><text:span text:style-name="xmlc"><text:span text:style-name="T3">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est possible d'utiliser <text:span text:style-name="xmlc">@sortKey</text:span> pour séquencer les actions de correspondances et <text:span text:style-name="xmlc">@subtype</text:span>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text:span text:style-name="xmlc">&lt;correspAction&gt; </text:span>les attributs possibles sont : <text:span text:style-name="xmlc">@type </text:span>[obligatoire], <text:span text:style-name="xmlc">@subtype </text:span>et<text:span text:style-name="xmlc"> @sortKey</text:span> </text:p>
      <text:p text:style-name="Standard"/>
      <text:h text:style-name="Heading_20_3" text:outline-level="3">Informations se rapportant à un événement (expéditeur, destinataire...)</text:h>
      <text:p text:style-name="Standard"/>
      <text:p text:style-name="P1">/teiHeader/fileDesc/profileDesc/correspDesc/correspAction</text:p>
      <text:p text:style-name="Standard"/>
      <text:p text:style-name="Standard"/>
      <text:list xml:id="list832249870774077949" text:style-name="L14">
        <text:list-item>
          <text:p text:style-name="P23"><text:span text:style-name="xmlc">&lt;persName&gt;</text:span> nom de l'expéditeur/destinataire [obligatoire] (si nom inconnu mettre « unknown » dans la balise)</text:p>
          <text:list>
            <text:list-item>
              <text:p text:style-name="P23"><text:span text:style-name="xmlc">@xml:id</text:span> pour créer un identifiant unique pour l'expéditeur/destinataire </text:p>
            </text:list-item>
            <text:list-item>
              <text:p text:style-name="P23"><text:span text:style-name="xmlc">@key</text:span> pour identifier par un moyen externe (ex nom normalisé d'une base de données) une entité nommée (ex. <text:span text:style-name="xmlc">&lt;persName key= "Hugo, Victor (1802-1885) "</text:span>)</text:p>
            </text:list-item>
            <text:list-item>
              <text:p text:style-name="P23"><text:span text:style-name="xmlc">@ref</text:span> pour localiser via URL la définition complète d'une entité nommée </text:p>
            </text:list-item>
          </text:list>
        </text:list-item>
      </text:list>
      <text:p text:style-name="Standard"><text:span text:style-name="xmlc"/></text:p>
      <text:p text:style-name="Standard">Ex. <text:span text:style-name="xmlc">&lt;persName xml:id= " author005" key= "Hugo, Victor (1802-1885) " ref= "</text:span><text:a xlink:type="simple" xlink:href="http://www.idref.fr/026927608" text:style-name="Internet_20_link" text:visited-style-name="Visited_20_Internet_20_Link"><text:span text:style-name="xmlc">http://www.idref.fr/026927608</text:span></text:a><text:span text:style-name="xmlc"> "&gt; V. Hugo &lt;persName&gt;</text:span></text:p>
      <text:p text:style-name="Standard"/>
      <text:p text:style-name="Standard">Les identifiants uniques externes de noms de personnes peuvent appartenir à des bases de données faisant autorité, celles acceptées actuellement pour une compatibilité CMIF sont : <text:s/>GND, VIAF, Data.bnf, the Library of Congress (LC), and the National Diet Library (NDL)</text:p>
      <text:p text:style-name="Standard"/>
      <text:list xml:id="list36687447" text:continue-numbering="true" text:style-name="L14">
        <text:list-item>
          <text:p text:style-name="P23"><text:span text:style-name="xmlc">&lt;placeName&gt;</text:span> lieu de l'expéditeur/destinataire</text:p>
          <text:list>
            <text:list-item>
              <text:p text:style-name="P23"><text:span text:style-name="xmlc">@xml:id</text:span> pour créer un identifiant unique pour le lieu d'expédition/réception</text:p>
            </text:list-item>
            <text:list-item>
              <text:p text:style-name="P23"><text:span text:style-name="xmlc">@key</text:span> pour identifier par un moyen externe (ex nom normalisé d'une base de données) une entité nommée</text:p>
            </text:list-item>
            <text:list-item>
              <text:p text:style-name="P23"><text:span text:style-name="xmlc">@ref</text:span> pour localiser via URL la définition complète d'une entité nommée </text:p>
            </text:list-item>
          </text:list>
        </text:list-item>
      </text:list>
      <text:p text:style-name="Standard"/>
      <text:p text:style-name="Standard">Les identifiants uniques externes de noms de lieux peuvent appartenir à des bases de données faisant autorité, celles acceptée actuellement pour une compatibilité CMIF: <text:s/>GeoNames</text:p>
      <text:p text:style-name="Standard"/>
      <text:list xml:id="list5329416747577440404" text:style-name="L15">
        <text:list-item>
          <text:p text:style-name="P24"><text:span text:style-name="xml">&lt;orgName&gt;</text:span> nom d'institution, d'entreprise..(si pas de <text:span text:style-name="xmlc">&lt;persName&gt;</text:span>)</text:p>
          <text:list>
            <text:list-item>
              <text:p text:style-name="P24"><text:span text:style-name="xmlc">@xml:id</text:span> pour créer un identifiant unique pour une organisation/institution</text:p>
            </text:list-item>
            <text:list-item>
              <text:p text:style-name="P24"><text:span text:style-name="xmlc">@key</text:span> pour identifier par un moyen externe (ex nom normalisé d'une base de données) une entité nommée</text:p>
            </text:list-item>
            <text:list-item>
              <text:p text:style-name="P24"><text:span text:style-name="xmlc">@ref</text:span> pour localiser via URL la définition complète d'une entité nommée</text:p>
            </text:list-item>
          </text:list>
        </text:list-item>
      </text:list>
      <text:p text:style-name="Standard"><text:soft-page-break/></text:p>
      <text:p text:style-name="Standard">Les identifiants uniques d'organisations ou institutions peuvent appartenir à des bases de données faisant autorité (Ex. VIAF).</text:p>
      <text:p text:style-name="Standard"/>
      <text:p text:style-name="Standard"><text:span text:style-name="xmlc"><text:span text:style-name="T5"/></text:span></text:p>
      <text:p text:style-name="Standard"/>
      <text:list xml:id="list36682279" text:continue-list="list36687447" text:style-name="L14">
        <text:list-item>
          <text:p text:style-name="P23"><text:span text:style-name="xmlc">&lt;date&gt;</text:span> date d'expédition/réception</text:p>
          <text:list>
            <text:list-item>
              <text:p text:style-name="P23"><text:span text:style-name="xmlc">@when</text:span> <text:s/>date exacte de l'événement sous une forme normalisée, aaaa-mm-jj, (ex. <text:span text:style-name="xmlc">" 2001-01-01 "</text:span>) ou aaaa-mm (<text:span text:style-name="xmlc">" 2001-01 ") </text:span>ou aaaa<text:span text:style-name="xmlc"> (" 2001")</text:span></text:p>
            </text:list-item>
            <text:list-item>
              <text:p text:style-name="P23"><text:span text:style-name="xmlc">@notBefore</text:span> <text:tab/>date la plus ancienne de l'événement sous une forme normalisée, (ex. <text:span text:style-name="xmlc">" 2001-01-01 "</text:span>) ou aaaa-mm (<text:span text:style-name="xmlc">" 2001-01 ") </text:span>ou aaaa<text:span text:style-name="xmlc"> (" 2001")</text:span></text:p>
            </text:list-item>
            <text:list-item>
              <text:p text:style-name="P23"><text:span text:style-name="xmlc">@notAfter</text:span> <text:tab/>date la plus récente de l'événement sous une forme normalisée, aaaa-mm-jj, (ex. <text:span text:style-name="xmlc">" 2001-01-01 "</text:span>) ou aaaa-mm (<text:span text:style-name="xmlc">" 2001-01 ") </text:span>ou aaaa<text:span text:style-name="xmlc"> (" 2001")</text:span></text:p>
            </text:list-item>
          </text:list>
        </text:list-item>
      </text:list>
      <text:p text:style-name="Standard"/>
      <text:p text:style-name="Standard">[obligatoire] pour &lt;date&gt; soit un <text:span text:style-name="xmlc"><text:span text:style-name="T5">@when</text:span></text:span><text:span text:style-name="xmlc"> </text:span>soit un <text:span text:style-name="xmlc"><text:span text:style-name="T5">@notBefore</text:span></text:span> et/ou <text:span text:style-name="xmlc"><text:span text:style-name="T5">@notAfter</text:span></text:span></text:p>
      <text:p text:style-name="Standard"/>
      <text:list xml:id="list36677202" text:continue-numbering="true" text:style-name="L14">
        <text:list-item>
          <text:list>
            <text:list-item>
              <text:p text:style-name="P23"><text:span text:style-name="xmlc">@resp</text:span> <text:s/><text:tab/>indique l'éditeur ou transcripteur responsable de l'intervention ou de l'interprétation</text:p>
            </text:list-item>
            <text:list-item>
              <text:p text:style-name="P23"><text:span text:style-name="xmlc">@cert </text:span><text:s/><text:tab/>donne le degré de certitude associé à l'intervention ou à l'interprétation de l'éditeur ou transcripteur </text:p>
            </text:list-item>
          </text:list>
        </text:list-item>
      </text:list>
      <text:p text:style-name="Standard"/>
      <text:h text:style-name="Heading_20_3" text:outline-level="3">contextes de correspondance (correspDesc)</text:h>
      <text:p text:style-name="Standard"/>
      <text:p text:style-name="P1">/teiHeader/fileDesc/profileDesc/correspDesc/correspContext</text:p>
      <text:p text:style-name="P1"/>
      <text:list xml:id="list1213463803484737027" text:style-name="L16">
        <text:list-item>
          <text:p text:style-name="P25"><text:span text:style-name="xmlc"><text:span text:style-name="T3">&lt;ref&gt; </text:span></text:span>pour référencer les lettres qui précèdent ou suivent dans la correspondance </text:p>
          <text:list>
            <text:list-item>
              <text:p text:style-name="P25"><text:span text:style-name="xmlc">@type</text:span> pour le type de contexte </text:p>
              <text:list>
                <text:list-item>
                  <text:p text:style-name="P25">valeurs possibles: </text:p>
                </text:list-item>
              </text:list>
            </text:list-item>
          </text:list>
        </text:list-item>
      </text:list>
      <text:list xml:id="list2933656561556237778" text:style-name="L17">
        <text:list-item>
          <text:list>
            <text:list-item>
              <text:list>
                <text:list-item>
                  <text:list>
                    <text:list-item>
                      <text:p text:style-name="P26"><text:span text:style-name="xmlc">" next "</text:span> <text:s/>référence vers la lettre suivante du même expéditeur <text:s/></text:p>
                    </text:list-item>
                    <text:list-item>
                      <text:p text:style-name="P26"><text:span text:style-name="xmlc">" prev "</text:span> <text:s/>référence vers la lettre précédente du même expéditeur</text:p>
                    </text:list-item>
                    <text:list-item>
                      <text:p text:style-name="P26"><text:span text:style-name="xmlc">" replyTo "</text:span> référence vers la lettre à laquelle la lettre encodée répond</text:p>
                    </text:list-item>
                    <text:list-item>
                      <text:p text:style-name="P26"><text:span text:style-name="xmlc">" repliedBy "</text:span> référence vers la lettre qui répond à la lettre encodée </text:p>
                    </text:list-item>
                  </text:list>
                </text:list-item>
              </text:list>
            </text:list-item>
          </text:list>
        </text:list-item>
      </text:list>
      <text:list xml:id="list1631965331301525557" text:style-name="L18">
        <text:list-item>
          <text:list>
            <text:list-item>
              <text:p text:style-name="P27"><text:span text:style-name="xmlc">@target</text:span> [obligatoire] lien vers la lettre auquel le contexte fait référence </text:p>
            </text:list-item>
          </text:list>
        </text:list-item>
      </text:list>
      <text:p text:style-name="Standard"/>
      <text:p text:style-name="Standard"/>
      <text:p text:style-name="Standard">Il peut y avoir autant de balises <text:span text:style-name="xmlc">&lt;ref&gt;</text:span> que de références que l'on souhaite renseigner </text:p>
      <text:p text:style-name="Standard"/>
      <text:h text:style-name="Heading_20_2" text:outline-level="2">relations entre correspondants </text:h>
      <text:p text:style-name="P1"/>
      <text:p text:style-name="P1">/teiHeader/fileDesc/profileDesc/particDesc/listPerson/</text:p>
      <text:p text:style-name="P1"/>
      <text:list xml:id="list3770416183748464990" text:style-name="L19">
        <text:list-item>
          <text:p text:style-name="P28"><text:span text:style-name="T1">&lt;person&gt; <text:s/></text:span>pour déclarer une personne </text:p>
          <text:list>
            <text:list-item>
              <text:p text:style-name="P28"><text:span text:style-name="T1">@sameAs </text:span><text:s/>pour identifier un des correspondants identifiés dans un des <text:span text:style-name="T1"><text:s/>&lt;correspAction&gt;. </text:span>(Ex. <text:s/><text:span text:style-name="xmlc">&lt;person sameAs = "#id_expediteur "&gt;</text:span>)</text:p>
            </text:list-item>
            <text:list-item>
              <text:p text:style-name="P28"><text:span text:style-name="T1">@sex </text:span>pour préciser le sexe du correspondant </text:p>
            </text:list-item>
            <text:list-item>
              <text:p text:style-name="P28"><text:span text:style-name="xmlc">@role</text:span> pour préciser la fonction, le métier du correspondant </text:p>
            </text:list-item>
            <text:list-item>
              <text:p text:style-name="P28"><text:span text:style-name="xmlc">@age</text:span> <text:s/>pour préciser l'âge du correspondant au moment de l'action de correspondance </text:p>
            </text:list-item>
          </text:list>
        </text:list-item>
      </text:list>
      <text:p text:style-name="Standard"/>
      <text:p text:style-name="Standard"/>
      <text:list xml:id="list36679853" text:continue-numbering="true" text:style-name="L19">
        <text:list-item>
          <text:p text:style-name="P28"><text:soft-page-break/><text:span text:style-name="xmlc">&lt;relation&gt;</text:span> pour décrire la relation entre plusieurs correspondants </text:p>
          <text:list>
            <text:list-item>
              <text:p text:style-name="P28"><text:span text:style-name="xmlc">@type</text:span> pour le type de la relation (Ex. <text:span text:style-name="xmlc">"social"| "personal" </text:span>)</text:p>
            </text:list-item>
            <text:list-item>
              <text:p text:style-name="P28"><text:span text:style-name="xmlc">@name</text:span> <text:s/>pour donner un nom de relation (Ex. <text:span text:style-name="xmlc">" spouse "| " friend " |" supervisor "| " teacher "</text:span>)</text:p>
            </text:list-item>
            <text:list-item>
              <text:p text:style-name="P28"><text:span text:style-name="xmlc">@mutual</text:span> <text:s/>pour identifier les correspondants entre lesquels la relation est réciproque</text:p>
            </text:list-item>
            <text:list-item>
              <text:p text:style-name="P28"><text:span text:style-name="xmlc">@active</text:span> <text:s/>pour identifier les correspondants actifs dans une relation à sens unique, non mutuelle </text:p>
            </text:list-item>
            <text:list-item>
              <text:p text:style-name="P28"><text:span text:style-name="xmlc">@passive</text:span> <text:s/>pour identifier les correspondants " passifs " dans une relation à sens unique ou non mutuelle. (ne peut s'utiliser que si un <text:span text:style-name="xmlc">@active</text:span> est déjà utilisé)</text:p>
            </text:list-item>
          </text:list>
        </text:list-item>
      </text:list>
      <text:p text:style-name="Standard"/>
      <text:p text:style-name="Standard">Ex. <text:s/>relation mutuelle amicale entre l'expéditeur et le destinataire : </text:p>
      <text:p text:style-name="Standard"><text:span text:style-name="xmlc">&lt;relation type="personal" name="friend" mutual="#id_exped #id_dest"/&gt;</text:span></text:p>
      <text:p text:style-name="Standard"/>
      <text:p text:style-name="Standard">Ex relation hiérarchique entre l'expéditeur en position hiérarchique supérieure au destinataire :</text:p>
      <text:p text:style-name="Standard"><text:span text:style-name="xmlc">&lt;relation type="social" name="supervisor" active="#id_exped " passive = "#id_dest"/&gt;</text:span></text:p>
      <text:p text:style-name="Standard"><text:span text:style-name="xmlc"/></text:p>
      <text:h text:style-name="Heading_20_2" text:outline-level="2">classification du document de correspondance </text:h>
      <text:p text:style-name="Standard"/>
      <text:p text:style-name="Standard"/>
      <text:p text:style-name="P1">/teiHeader/fileDesc/profileDesc/textClass</text:p>
      <text:p text:style-name="Standard"/>
      <text:p text:style-name="Standard"/>
      <text:list xml:id="list1876311470138692389" text:style-name="L20">
        <text:list-item>
          <text:p text:style-name="P29"><text:span text:style-name="xmlc">&lt;keywords&gt;</text:span><text:tab/>contient un ou plusieurs mots-clés <text:span text:style-name="xmlc">&lt;term&gt;</text:span> décrivant la nature d'un texte </text:p>
          <text:list>
            <text:list-item>
              <text:p text:style-name="P29"><text:span text:style-name="xmlc">@scheme </text:span>[obligatoire] désigne la liste de mots-clés ou le thesaurus utilisé (ex. scheme= "RAMEAU") </text:p>
            </text:list-item>
          </text:list>
        </text:list-item>
      </text:list>
      <text:p text:style-name="Standard"/>
      <text:list xml:id="list36686841" text:continue-numbering="true" text:style-name="L20">
        <text:list-item>
          <text:p text:style-name="P29"><text:span text:style-name="xmlc">&lt;term&gt;</text:span> balise contenu dans<text:span text:style-name="xmlc"> &lt;keywords&gt;</text:span> et décrivant un mot-clé ou un thème</text:p>
        </text:list-item>
      </text:list>
      <text:p text:style-name="Standard"/>
      <text:p text:style-name="Standard"/>
      <text:p text:style-name="Standard"/>
      <text:p text:style-name="Standard"/>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8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8-30T16:46:53.21</dc:date>
    <dc:creator>Luc N</dc:creator>
    <meta:editing-duration>PT19H32M42S</meta:editing-duration>
    <meta:editing-cycles>192</meta:editing-cycles>
    <meta:generator>OpenOffice/4.1.3$Win32 OpenOffice.org_project/413m1$Build-9783</meta:generator>
    <meta:document-statistic meta:table-count="0" meta:image-count="0" meta:object-count="0" meta:page-count="8" meta:paragraph-count="164" meta:word-count="1529" meta:character-count="10675"/>
  </office:meta>
</office:document-meta>
</file>